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50.65435028" calcext:value-type="float">
            <text:p>50,65435028</text:p>
          </table:table-cell>
          <table:table-cell office:value-type="float" office:value="1.109330872E-026" calcext:value-type="float">
            <text:p>1,11E-026</text:p>
          </table:table-cell>
          <table:table-cell office:value-type="float" office:value="4.101632118" calcext:value-type="float">
            <text:p>4,101632118</text:p>
          </table:table-cell>
          <table:table-cell table:style-name="ce2" table:formula="of:=([.E3]-[.E2])/[.E2]" office:value-type="float" office:value="0.0033111879244637" calcext:value-type="float">
            <text:p>0,003311187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133" calcext:value-type="float">
            <text:p>69133</text:p>
          </table:table-cell>
          <table:table-cell office:value-type="float" office:value="55.43557739" calcext:value-type="float">
            <text:p>55,43557739</text:p>
          </table:table-cell>
          <table:table-cell office:value-type="float" office:value="2.879084194E-020" calcext:value-type="float">
            <text:p>2,88E-020</text:p>
          </table:table-cell>
          <table:table-cell office:value-type="float" office:value="2.901667118" calcext:value-type="float">
            <text:p>2,90166711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133" calcext:value-type="float">
            <text:p>69133</text:p>
          </table:table-cell>
          <table:table-cell office:value-type="float" office:value="54.60667419" calcext:value-type="float">
            <text:p>54,60667419</text:p>
          </table:table-cell>
          <table:table-cell office:value-type="float" office:value="2.453057582E-020" calcext:value-type="float">
            <text:p>2,45E-020</text:p>
          </table:table-cell>
          <table:table-cell office:value-type="float" office:value="2.90383172" calcext:value-type="float">
            <text:p>2,90383172</text:p>
          </table:table-cell>
          <table:table-cell table:formula="of:=([.E5]-[.E4])/[.E4]" office:value-type="float" office:value="0.00074598563928024" calcext:value-type="float">
            <text:p>0,00074598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573" calcext:value-type="float">
            <text:p>69573</text:p>
          </table:table-cell>
          <table:table-cell office:value-type="float" office:value="71.49915314" calcext:value-type="float">
            <text:p>71,49915314</text:p>
          </table:table-cell>
          <table:table-cell office:value-type="float" office:value="4.792464439E-017" calcext:value-type="float">
            <text:p>4,79E-017</text:p>
          </table:table-cell>
          <table:table-cell office:value-type="float" office:value="2.356290579" calcext:value-type="float">
            <text:p>2,35629057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573" calcext:value-type="float">
            <text:p>69573</text:p>
          </table:table-cell>
          <table:table-cell office:value-type="float" office:value="75.80995941" calcext:value-type="float">
            <text:p>75,80995941</text:p>
          </table:table-cell>
          <table:table-cell office:value-type="float" office:value="4.969150218E-017" calcext:value-type="float">
            <text:p>4,97E-017</text:p>
          </table:table-cell>
          <table:table-cell office:value-type="float" office:value="2.357593775" calcext:value-type="float">
            <text:p>2,357593775</text:p>
          </table:table-cell>
          <table:table-cell table:style-name="ce3" table:formula="of:=([.E7]-[.E6])/[.E6]" office:value-type="float" office:value="0.000553071005594272" calcext:value-type="float">
            <text:p>0,00055307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011" calcext:value-type="float">
            <text:p>70011</text:p>
          </table:table-cell>
          <table:table-cell office:value-type="float" office:value="100.2893372" calcext:value-type="float">
            <text:p>100,2893372</text:p>
          </table:table-cell>
          <table:table-cell office:value-type="float" office:value="3.227546836E-015" calcext:value-type="float">
            <text:p>3,23E-015</text:p>
          </table:table-cell>
          <table:table-cell office:value-type="float" office:value="2.01998353" calcext:value-type="float">
            <text:p>2,0199835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011" calcext:value-type="float">
            <text:p>70011</text:p>
          </table:table-cell>
          <table:table-cell office:value-type="float" office:value="110.7488785" calcext:value-type="float">
            <text:p>110,7488785</text:p>
          </table:table-cell>
          <table:table-cell office:value-type="float" office:value="5.337413793E-015" calcext:value-type="float">
            <text:p>5,34E-015</text:p>
          </table:table-cell>
          <table:table-cell office:value-type="float" office:value="2.021000862" calcext:value-type="float">
            <text:p>2,021000862</text:p>
          </table:table-cell>
          <table:table-cell table:style-name="ce3" table:formula="of:=([.E9]-[.E8])/[.E8]" office:value-type="float" office:value="0.0005036338093311" calcext:value-type="float">
            <text:p>0,00050363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369" calcext:value-type="float">
            <text:p>70369</text:p>
          </table:table-cell>
          <table:table-cell office:value-type="float" office:value="110.721405" calcext:value-type="float">
            <text:p>110,721405</text:p>
          </table:table-cell>
          <table:table-cell office:value-type="float" office:value="0.0000000000004111533163" calcext:value-type="float">
            <text:p>4,11E-013</text:p>
          </table:table-cell>
          <table:table-cell office:value-type="float" office:value="1.782040715" calcext:value-type="float">
            <text:p>1,78204071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369" calcext:value-type="float">
            <text:p>70369</text:p>
          </table:table-cell>
          <table:table-cell office:value-type="float" office:value="111.5624466" calcext:value-type="float">
            <text:p>111,5624466</text:p>
          </table:table-cell>
          <table:table-cell office:value-type="float" office:value="0.0000000000003701099757" calcext:value-type="float">
            <text:p>3,70E-013</text:p>
          </table:table-cell>
          <table:table-cell office:value-type="float" office:value="1.782804728" calcext:value-type="float">
            <text:p>1,782804728</text:p>
          </table:table-cell>
          <table:table-cell table:style-name="ce3" table:formula="of:=([.E11]-[.E10])/[.E10]" office:value-type="float" office:value="0.00042872926166558" calcext:value-type="float">
            <text:p>0,000428729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715" calcext:value-type="float">
            <text:p>70715</text:p>
          </table:table-cell>
          <table:table-cell office:value-type="float" office:value="111.4512405" calcext:value-type="float">
            <text:p>111,4512405</text:p>
          </table:table-cell>
          <table:table-cell office:value-type="float" office:value="0.0000000000008357147981" calcext:value-type="float">
            <text:p>8,36E-013</text:p>
          </table:table-cell>
          <table:table-cell office:value-type="float" office:value="1.607516646" calcext:value-type="float">
            <text:p>1,60751664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715" calcext:value-type="float">
            <text:p>70715</text:p>
          </table:table-cell>
          <table:table-cell office:value-type="float" office:value="111.3525162" calcext:value-type="float">
            <text:p>111,3525162</text:p>
          </table:table-cell>
          <table:table-cell office:value-type="float" office:value="0.0000000000001561467427" calcext:value-type="float">
            <text:p>1,56E-013</text:p>
          </table:table-cell>
          <table:table-cell office:value-type="float" office:value="1.608549118" calcext:value-type="float">
            <text:p>1,608549118</text:p>
          </table:table-cell>
          <table:table-cell table:formula="of:=([.E13]-[.E12])/[.E12]" office:value-type="float" office:value="0.00064227764145958" calcext:value-type="float">
            <text:p>0,000642277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089" calcext:value-type="float">
            <text:p>71089</text:p>
          </table:table-cell>
          <table:table-cell office:value-type="float" office:value="182.4284363" calcext:value-type="float">
            <text:p>182,4284363</text:p>
          </table:table-cell>
          <table:table-cell office:value-type="float" office:value="0.00000000007050543482" calcext:value-type="float">
            <text:p>7,05E-011</text:p>
          </table:table-cell>
          <table:table-cell office:value-type="float" office:value="1.468342543" calcext:value-type="float">
            <text:p>1,46834254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089" calcext:value-type="float">
            <text:p>71089</text:p>
          </table:table-cell>
          <table:table-cell office:value-type="float" office:value="217.3664246" calcext:value-type="float">
            <text:p>217,3664246</text:p>
          </table:table-cell>
          <table:table-cell office:value-type="float" office:value="0.00000000007976171806" calcext:value-type="float">
            <text:p>7,98E-011</text:p>
          </table:table-cell>
          <table:table-cell office:value-type="float" office:value="1.469159365" calcext:value-type="float">
            <text:p>1,469159365</text:p>
          </table:table-cell>
          <table:table-cell table:formula="of:=([.E15]-[.E14])/[.E14]" office:value-type="float" office:value="0.00055628845182891" calcext:value-type="float">
            <text:p>0,00055628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318" calcext:value-type="float">
            <text:p>71318</text:p>
          </table:table-cell>
          <table:table-cell office:value-type="float" office:value="217.1886444" calcext:value-type="float">
            <text:p>217,1886444</text:p>
          </table:table-cell>
          <table:table-cell office:value-type="float" office:value="0.00000000005424295735" calcext:value-type="float">
            <text:p>5,42E-011</text:p>
          </table:table-cell>
          <table:table-cell office:value-type="float" office:value="1.356262565" calcext:value-type="float">
            <text:p>1,35626256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318" calcext:value-type="float">
            <text:p>71318</text:p>
          </table:table-cell>
          <table:table-cell office:value-type="float" office:value="222.3802032" calcext:value-type="float">
            <text:p>222,3802032</text:p>
          </table:table-cell>
          <table:table-cell office:value-type="float" office:value="0.0000000005984245321" calcext:value-type="float">
            <text:p>5,98E-010</text:p>
          </table:table-cell>
          <table:table-cell office:value-type="float" office:value="1.356966376" calcext:value-type="float">
            <text:p>1,356966376</text:p>
          </table:table-cell>
          <table:table-cell table:formula="of:=([.E17]-[.E16])/[.E16]" office:value-type="float" office:value="0.000518934178501007" calcext:value-type="float">
            <text:p>0,000518934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592" calcext:value-type="float">
            <text:p>71592</text:p>
          </table:table-cell>
          <table:table-cell office:value-type="float" office:value="222.3687744" calcext:value-type="float">
            <text:p>222,3687744</text:p>
          </table:table-cell>
          <table:table-cell office:value-type="float" office:value="0.000000007110238176" calcext:value-type="float">
            <text:p>7,11E-009</text:p>
          </table:table-cell>
          <table:table-cell office:value-type="float" office:value="1.259740591" calcext:value-type="float">
            <text:p>1,25974059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592" calcext:value-type="float">
            <text:p>71592</text:p>
          </table:table-cell>
          <table:table-cell office:value-type="float" office:value="221.518158" calcext:value-type="float">
            <text:p>221,518158</text:p>
          </table:table-cell>
          <table:table-cell office:value-type="float" office:value="0.000000006861840429" calcext:value-type="float">
            <text:p>6,86E-009</text:p>
          </table:table-cell>
          <table:table-cell office:value-type="float" office:value="1.260527611" calcext:value-type="float">
            <text:p>1,260527611</text:p>
          </table:table-cell>
          <table:table-cell table:style-name="ce3" table:formula="of:=([.E19]-[.E18])/[.E18]" office:value-type="float" office:value="0.000624747670768825" calcext:value-type="float">
            <text:p>0,000624747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923" calcext:value-type="float">
            <text:p>71923</text:p>
          </table:table-cell>
          <table:table-cell office:value-type="float" office:value="221.3868256" calcext:value-type="float">
            <text:p>221,3868256</text:p>
          </table:table-cell>
          <table:table-cell office:value-type="float" office:value="0.000000004325011016" calcext:value-type="float">
            <text:p>4,33E-009</text:p>
          </table:table-cell>
          <table:table-cell office:value-type="float" office:value="1.176216483" calcext:value-type="float">
            <text:p>1,17621648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923" calcext:value-type="float">
            <text:p>71923</text:p>
          </table:table-cell>
          <table:table-cell office:value-type="float" office:value="221.1859131" calcext:value-type="float">
            <text:p>221,1859131</text:p>
          </table:table-cell>
          <table:table-cell office:value-type="float" office:value="0.00000001373598657" calcext:value-type="float">
            <text:p>1,37E-008</text:p>
          </table:table-cell>
          <table:table-cell office:value-type="float" office:value="1.176818252" calcext:value-type="float">
            <text:p>1,176818252</text:p>
          </table:table-cell>
          <table:table-cell table:style-name="ce3" table:formula="of:=([.E21]-[.E20])/[.E20]" office:value-type="float" office:value="0.000511614153259553" calcext:value-type="float">
            <text:p>0,00051161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224" calcext:value-type="float">
            <text:p>72224</text:p>
          </table:table-cell>
          <table:table-cell office:value-type="float" office:value="365.121582" calcext:value-type="float">
            <text:p>365,121582</text:p>
          </table:table-cell>
          <table:table-cell office:value-type="float" office:value="0.00000002243847597" calcext:value-type="float">
            <text:p>2,24E-008</text:p>
          </table:table-cell>
          <table:table-cell office:value-type="float" office:value="1.102478862" calcext:value-type="float">
            <text:p>1,10247886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39646973615277" calcext:value-type="float">
            <text:p>0,000839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11:38.548790676</dc:date>
    <meta:document-statistic meta:table-count="1" meta:cell-count="121" meta:object-count="0"/>
    <meta:generator>LibreOffice/4.1.4.2$Linux_X86_64 LibreOffice_project/410m0$Build-2</meta:generator>
  </office:meta>
</office:document-meta>
</file>